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l" fo:country="GR" officeooo:rsid="00086e91" officeooo:paragraph-rsid="00086e91"/>
    </style:style>
    <style:style style:name="P2" style:family="paragraph" style:parent-style-name="Heading_20_1">
      <style:text-properties fo:language="el" fo:country="GR" officeooo:rsid="00133b6a" officeooo:paragraph-rsid="00133b6a"/>
    </style:style>
    <style:style style:name="P3" style:family="paragraph" style:parent-style-name="Heading_20_1">
      <style:text-properties fo:language="el" fo:country="GR" officeooo:rsid="0049f701" officeooo:paragraph-rsid="0049f701"/>
    </style:style>
    <style:style style:name="P4" style:family="paragraph" style:parent-style-name="Heading_20_1">
      <style:text-properties officeooo:rsid="001a234a" officeooo:paragraph-rsid="001a234a"/>
    </style:style>
    <style:style style:name="P5" style:family="paragraph" style:parent-style-name="Heading_20_1">
      <style:text-properties officeooo:rsid="002f7320" officeooo:paragraph-rsid="002f7320"/>
    </style:style>
    <style:style style:name="P6" style:family="paragraph" style:parent-style-name="Text_20_body">
      <style:text-properties fo:language="el" fo:country="GR" officeooo:rsid="000a2711" officeooo:paragraph-rsid="000a2711"/>
    </style:style>
    <style:style style:name="P7" style:family="paragraph" style:parent-style-name="Text_20_body">
      <style:text-properties fo:language="el" fo:country="GR" officeooo:rsid="000bffd3" officeooo:paragraph-rsid="000bffd3"/>
    </style:style>
    <style:style style:name="P8" style:family="paragraph" style:parent-style-name="Text_20_body">
      <style:text-properties fo:language="el" fo:country="GR" officeooo:rsid="000df5ab" officeooo:paragraph-rsid="000df5ab"/>
    </style:style>
    <style:style style:name="P9" style:family="paragraph" style:parent-style-name="Text_20_body">
      <style:text-properties fo:language="el" fo:country="GR" officeooo:rsid="000fcd12" officeooo:paragraph-rsid="000fcd12"/>
    </style:style>
    <style:style style:name="P10" style:family="paragraph" style:parent-style-name="Text_20_body">
      <style:text-properties fo:language="el" fo:country="GR" officeooo:rsid="00133b6a" officeooo:paragraph-rsid="000fcd12"/>
    </style:style>
    <style:style style:name="P11" style:family="paragraph" style:parent-style-name="Text_20_body">
      <style:paragraph-properties fo:text-align="start" style:justify-single-word="false"/>
      <style:text-properties fo:language="el" fo:country="GR" officeooo:rsid="003a9515" officeooo:paragraph-rsid="003a9515"/>
    </style:style>
    <style:style style:name="P12" style:family="paragraph" style:parent-style-name="Text_20_body">
      <style:paragraph-properties fo:text-align="start" style:justify-single-word="false"/>
      <style:text-properties fo:language="el" fo:country="GR" officeooo:rsid="003fdbd6" officeooo:paragraph-rsid="003fdbd6"/>
    </style:style>
    <style:style style:name="P13" style:family="paragraph" style:parent-style-name="Text_20_body">
      <style:paragraph-properties fo:text-align="start" style:justify-single-word="false"/>
      <style:text-properties fo:language="el" fo:country="GR" officeooo:rsid="003fdbd6" officeooo:paragraph-rsid="00453a9e"/>
    </style:style>
    <style:style style:name="P14" style:family="paragraph" style:parent-style-name="Text_20_body">
      <style:text-properties officeooo:paragraph-rsid="00155d03"/>
    </style:style>
    <style:style style:name="P15" style:family="paragraph" style:parent-style-name="Text_20_body">
      <style:text-properties officeooo:paragraph-rsid="001706aa"/>
    </style:style>
    <style:style style:name="P16" style:family="paragraph" style:parent-style-name="Text_20_body">
      <style:text-properties officeooo:paragraph-rsid="001a234a"/>
    </style:style>
    <style:style style:name="P17" style:family="paragraph" style:parent-style-name="Text_20_body">
      <style:text-properties officeooo:paragraph-rsid="001cd333"/>
    </style:style>
    <style:style style:name="P18" style:family="paragraph" style:parent-style-name="Text_20_body">
      <style:paragraph-properties fo:text-align="start" style:justify-single-word="false"/>
      <style:text-properties officeooo:paragraph-rsid="001cd333"/>
    </style:style>
    <style:style style:name="P19" style:family="paragraph" style:parent-style-name="Text_20_body">
      <style:text-properties officeooo:paragraph-rsid="002f7320"/>
    </style:style>
    <style:style style:name="P20" style:family="paragraph" style:parent-style-name="Text_20_body">
      <style:text-properties officeooo:paragraph-rsid="00332a42"/>
    </style:style>
    <style:style style:name="P21" style:family="paragraph" style:parent-style-name="Text_20_body">
      <style:text-properties officeooo:paragraph-rsid="0034ebcf"/>
    </style:style>
    <style:style style:name="P22" style:family="paragraph" style:parent-style-name="Text_20_body">
      <style:text-properties officeooo:paragraph-rsid="004edb66"/>
    </style:style>
    <style:style style:name="P23" style:family="paragraph" style:parent-style-name="Text_20_body">
      <style:text-properties officeooo:paragraph-rsid="0052eb36"/>
    </style:style>
    <style:style style:name="T1" style:family="text">
      <style:text-properties officeooo:rsid="000df5ab"/>
    </style:style>
    <style:style style:name="T2" style:family="text">
      <style:text-properties officeooo:rsid="000fcd12"/>
    </style:style>
    <style:style style:name="T3" style:family="text">
      <style:text-properties fo:language="el" fo:country="GR" officeooo:rsid="00133b6a"/>
    </style:style>
    <style:style style:name="T4" style:family="text">
      <style:text-properties fo:language="el" fo:country="GR" officeooo:rsid="0013b50c"/>
    </style:style>
    <style:style style:name="T5" style:family="text">
      <style:text-properties fo:language="el" fo:country="GR" officeooo:rsid="001706aa"/>
    </style:style>
    <style:style style:name="T6" style:family="text">
      <style:text-properties fo:language="el" fo:country="GR" officeooo:rsid="00177bbd"/>
    </style:style>
    <style:style style:name="T7" style:family="text">
      <style:text-properties fo:language="el" fo:country="GR" officeooo:rsid="001a234a"/>
    </style:style>
    <style:style style:name="T8" style:family="text">
      <style:text-properties fo:language="el" fo:country="GR" officeooo:rsid="001a55b3"/>
    </style:style>
    <style:style style:name="T9" style:family="text">
      <style:text-properties fo:language="el" fo:country="GR" officeooo:rsid="001cd333"/>
    </style:style>
    <style:style style:name="T10" style:family="text">
      <style:text-properties fo:language="el" fo:country="GR" officeooo:rsid="001dec39"/>
    </style:style>
    <style:style style:name="T11" style:family="text">
      <style:text-properties fo:language="el" fo:country="GR" officeooo:rsid="001f13bf"/>
    </style:style>
    <style:style style:name="T12" style:family="text">
      <style:text-properties fo:language="el" fo:country="GR" officeooo:rsid="001f7f83"/>
    </style:style>
    <style:style style:name="T13" style:family="text">
      <style:text-properties fo:language="el" fo:country="GR" officeooo:rsid="00207f88"/>
    </style:style>
    <style:style style:name="T14" style:family="text">
      <style:text-properties fo:language="el" fo:country="GR" officeooo:rsid="0021b205"/>
    </style:style>
    <style:style style:name="T15" style:family="text">
      <style:text-properties fo:language="el" fo:country="GR" officeooo:rsid="00224c41"/>
    </style:style>
    <style:style style:name="T16" style:family="text">
      <style:text-properties fo:language="el" fo:country="GR" officeooo:rsid="002293b1"/>
    </style:style>
    <style:style style:name="T17" style:family="text">
      <style:text-properties fo:language="el" fo:country="GR" officeooo:rsid="0023d943"/>
    </style:style>
    <style:style style:name="T18" style:family="text">
      <style:text-properties fo:language="el" fo:country="GR" officeooo:rsid="00255e38"/>
    </style:style>
    <style:style style:name="T19" style:family="text">
      <style:text-properties fo:language="el" fo:country="GR" officeooo:rsid="002699f6"/>
    </style:style>
    <style:style style:name="T20" style:family="text">
      <style:text-properties fo:language="el" fo:country="GR" officeooo:rsid="00273991"/>
    </style:style>
    <style:style style:name="T21" style:family="text">
      <style:text-properties fo:language="el" fo:country="GR" officeooo:rsid="002a6786"/>
    </style:style>
    <style:style style:name="T22" style:family="text">
      <style:text-properties fo:language="el" fo:country="GR" officeooo:rsid="002f7320"/>
    </style:style>
    <style:style style:name="T23" style:family="text">
      <style:text-properties fo:language="el" fo:country="GR" officeooo:rsid="00307631"/>
    </style:style>
    <style:style style:name="T24" style:family="text">
      <style:text-properties fo:language="el" fo:country="GR" officeooo:rsid="00332a42"/>
    </style:style>
    <style:style style:name="T25" style:family="text">
      <style:text-properties fo:language="el" fo:country="GR" officeooo:rsid="0034ebcf"/>
    </style:style>
    <style:style style:name="T26" style:family="text">
      <style:text-properties fo:language="el" fo:country="GR" officeooo:rsid="00370dc9"/>
    </style:style>
    <style:style style:name="T27" style:family="text">
      <style:text-properties fo:language="el" fo:country="GR" officeooo:rsid="003d1070"/>
    </style:style>
    <style:style style:name="T28" style:family="text">
      <style:text-properties fo:language="el" fo:country="GR" officeooo:rsid="0049f701"/>
    </style:style>
    <style:style style:name="T29" style:family="text">
      <style:text-properties fo:language="el" fo:country="GR" officeooo:rsid="004a2fd1"/>
    </style:style>
    <style:style style:name="T30" style:family="text">
      <style:text-properties fo:language="el" fo:country="GR" officeooo:rsid="004bc4f2"/>
    </style:style>
    <style:style style:name="T31" style:family="text">
      <style:text-properties fo:language="el" fo:country="GR" officeooo:rsid="004d0554"/>
    </style:style>
    <style:style style:name="T32" style:family="text">
      <style:text-properties fo:language="el" fo:country="GR" officeooo:rsid="004f66c9"/>
    </style:style>
    <style:style style:name="T33" style:family="text">
      <style:text-properties fo:language="el" fo:country="GR" officeooo:rsid="00504865"/>
    </style:style>
    <style:style style:name="T34" style:family="text">
      <style:text-properties fo:language="el" fo:country="GR" officeooo:rsid="0051b0fa"/>
    </style:style>
    <style:style style:name="T35" style:family="text">
      <style:text-properties fo:language="el" fo:country="GR" officeooo:rsid="00520b06"/>
    </style:style>
    <style:style style:name="T36" style:family="text">
      <style:text-properties fo:language="el" fo:country="GR" officeooo:rsid="0052801b"/>
    </style:style>
    <style:style style:name="T37" style:family="text">
      <style:text-properties fo:language="el" fo:country="GR" officeooo:rsid="0052eb36"/>
    </style:style>
    <style:style style:name="T38" style:family="text">
      <style:text-properties fo:language="en" fo:country="GB"/>
    </style:style>
    <style:style style:name="T39" style:family="text">
      <style:text-properties fo:language="en" fo:country="GB" officeooo:rsid="000ffa27"/>
    </style:style>
    <style:style style:name="T40" style:family="text">
      <style:text-properties fo:language="en" fo:country="GB" officeooo:rsid="0010a787"/>
    </style:style>
    <style:style style:name="T41" style:family="text">
      <style:text-properties fo:language="en" fo:country="GB" officeooo:rsid="0011cc10"/>
    </style:style>
    <style:style style:name="T42" style:family="text">
      <style:text-properties fo:language="en" fo:country="GB" officeooo:rsid="00133b6a"/>
    </style:style>
    <style:style style:name="T43" style:family="text">
      <style:text-properties fo:language="en" fo:country="GB" officeooo:rsid="0013b50c"/>
    </style:style>
    <style:style style:name="T44" style:family="text">
      <style:text-properties fo:language="en" fo:country="GB" officeooo:rsid="001706aa"/>
    </style:style>
    <style:style style:name="T45" style:family="text">
      <style:text-properties fo:language="en" fo:country="GB" officeooo:rsid="00177bbd"/>
    </style:style>
    <style:style style:name="T46" style:family="text">
      <style:text-properties fo:language="en" fo:country="GB" officeooo:rsid="0018a9ca"/>
    </style:style>
    <style:style style:name="T47" style:family="text">
      <style:text-properties fo:language="en" fo:country="GB" officeooo:rsid="001a234a"/>
    </style:style>
    <style:style style:name="T48" style:family="text">
      <style:text-properties fo:language="en" fo:country="GB" officeooo:rsid="001a55b3"/>
    </style:style>
    <style:style style:name="T49" style:family="text">
      <style:text-properties fo:language="en" fo:country="GB" officeooo:rsid="001cd333"/>
    </style:style>
    <style:style style:name="T50" style:family="text">
      <style:text-properties fo:language="en" fo:country="GB" officeooo:rsid="001dec39"/>
    </style:style>
    <style:style style:name="T51" style:family="text">
      <style:text-properties fo:language="en" fo:country="GB" officeooo:rsid="001f13bf"/>
    </style:style>
    <style:style style:name="T52" style:family="text">
      <style:text-properties fo:language="en" fo:country="GB" officeooo:rsid="001f7f83"/>
    </style:style>
    <style:style style:name="T53" style:family="text">
      <style:text-properties fo:language="en" fo:country="GB" officeooo:rsid="00207f88"/>
    </style:style>
    <style:style style:name="T54" style:family="text">
      <style:text-properties fo:language="en" fo:country="GB" officeooo:rsid="0021b205"/>
    </style:style>
    <style:style style:name="T55" style:family="text">
      <style:text-properties fo:language="en" fo:country="GB" officeooo:rsid="002293b1"/>
    </style:style>
    <style:style style:name="T56" style:family="text">
      <style:text-properties fo:language="en" fo:country="GB" officeooo:rsid="0023d943"/>
    </style:style>
    <style:style style:name="T57" style:family="text">
      <style:text-properties fo:language="en" fo:country="GB" officeooo:rsid="00255e38"/>
    </style:style>
    <style:style style:name="T58" style:family="text">
      <style:text-properties fo:language="en" fo:country="GB" officeooo:rsid="002699f6"/>
    </style:style>
    <style:style style:name="T59" style:family="text">
      <style:text-properties fo:language="en" fo:country="GB" officeooo:rsid="00273991"/>
    </style:style>
    <style:style style:name="T60" style:family="text">
      <style:text-properties fo:language="en" fo:country="GB" fo:font-weight="bold" officeooo:rsid="00207f88" style:font-weight-asian="bold" style:font-weight-complex="bold"/>
    </style:style>
    <style:style style:name="T61" style:family="text">
      <style:text-properties fo:language="en" fo:country="GB" officeooo:rsid="002f7320"/>
    </style:style>
    <style:style style:name="T62" style:family="text">
      <style:text-properties fo:language="en" fo:country="GB" officeooo:rsid="00307631"/>
    </style:style>
    <style:style style:name="T63" style:family="text">
      <style:text-properties fo:language="en" fo:country="GB" officeooo:rsid="00332a42"/>
    </style:style>
    <style:style style:name="T64" style:family="text">
      <style:text-properties fo:language="en" fo:country="GB" officeooo:rsid="0034ebcf"/>
    </style:style>
    <style:style style:name="T65" style:family="text">
      <style:text-properties fo:language="en" fo:country="GB" officeooo:rsid="0035931b"/>
    </style:style>
    <style:style style:name="T66" style:family="text">
      <style:text-properties fo:language="en" fo:country="GB" officeooo:rsid="0035c701"/>
    </style:style>
    <style:style style:name="T67" style:family="text">
      <style:text-properties fo:language="en" fo:country="GB" officeooo:rsid="00370dc9"/>
    </style:style>
    <style:style style:name="T68" style:family="text">
      <style:text-properties fo:language="en" fo:country="GB" officeooo:rsid="003d1070"/>
    </style:style>
    <style:style style:name="T69" style:family="text">
      <style:text-properties fo:language="en" fo:country="GB" officeooo:rsid="003df1c7"/>
    </style:style>
    <style:style style:name="T70" style:family="text">
      <style:text-properties fo:language="en" fo:country="GB" officeooo:rsid="003ff59d"/>
    </style:style>
    <style:style style:name="T71" style:family="text">
      <style:text-properties fo:language="en" fo:country="GB" officeooo:rsid="0049f701"/>
    </style:style>
    <style:style style:name="T72" style:family="text">
      <style:text-properties fo:language="en" fo:country="GB" officeooo:rsid="004a2fd1"/>
    </style:style>
    <style:style style:name="T73" style:family="text">
      <style:text-properties fo:language="en" fo:country="GB" officeooo:rsid="004bc4f2"/>
    </style:style>
    <style:style style:name="T74" style:family="text">
      <style:text-properties fo:language="en" fo:country="GB" officeooo:rsid="00520b06"/>
    </style:style>
    <style:style style:name="T75" style:family="text">
      <style:text-properties officeooo:rsid="0010a787"/>
    </style:style>
    <style:style style:name="T76" style:family="text">
      <style:text-properties officeooo:rsid="0011cc10"/>
    </style:style>
    <style:style style:name="T77" style:family="text">
      <style:text-properties officeooo:rsid="003df1c7"/>
    </style:style>
    <style:style style:name="T78" style:family="text">
      <style:text-properties officeooo:rsid="003ff5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Εργασία 2 στο μάθημα της Ανάπτυξης εφαρμογών για αλγοριθμικά προβλήματα</text:p>
      <text:p text:style-name="P6">Ομάδα 70</text:p>
      <text:p text:style-name="P7">ονοματεπώνυμο <text:span text:style-name="T1">1</text:span>: Λακές Αθανάσιο</text:p>
      <text:p text:style-name="P7">ΑΜ <text:span text:style-name="T1">1</text:span>: 1115201800090</text:p>
      <text:p text:style-name="P8">ονο<text:span text:style-name="T2">ματεπωνυμο 2: Δαμιανός Δαμιανάκης</text:span></text:p>
      <text:p text:style-name="P9">ΑΜ 2: <text:span text:style-name="T39">1115201800306</text:span></text:p>
      <text:p text:style-name="P9"><text:span text:style-name="T39"/></text:p>
      <text:p text:style-name="P9"><text:span text:style-name="T39"><text:tab/></text:span><text:span text:style-name="T75">Στην εργασία αυτή υλοποιήσαμε τα παρακάτω:</text:span></text:p>
      <text:p text:style-name="P9"><text:tab/><text:span text:style-name="T40">ai, aii, aiii </text:span><text:span text:style-name="T75">από το Α μέρος</text:span></text:p>
      <text:p text:style-name="P9"><text:tab/><text:span text:style-name="T41">Lloyd, Hyper Reverse, LSH Reverse </text:span><text:span text:style-name="T76">για τα νέα δεδομένα, </text:span><text:span text:style-name="T41">Reverse LSH. </text:span><text:span text:style-name="T76">Έχει υλοποιηθεί ο αλγόριθμος </text:span><text:span text:style-name="T41">mean_curve </text:span><text:span text:style-name="T76">ωστόσο δεν βγάζει σωστά αποτελέσματα.</text:span></text:p>
      <text:p text:style-name="P10"/>
      <text:h text:style-name="P2" text:outline-level="1">Γενικά:</text:h>
      <text:p text:style-name="P14"><text:span text:style-name="T3"><text:tab/>Σαν γενικές πληροφορίες να αναφέρω οτι το πρόγραμμα ακολουθεί την ίδια λογική με την πρώτη εργασία όσον αφορά τις δομές. Δεν έχει προστεθεί η ειδική δομή </text:span><text:span text:style-name="T42">curves </text:span><text:span text:style-name="T3">και αυτό διότι </text:span><text:span text:style-name="T4">αναπαριστούμε την έννοια της καμπύλης χωρίς να χρειαστεί να αποθηκεύουμε και τα χ. Αυτή η ιδέα υλοποιήθηκε με το σκεπτικό οτι τα </text:span><text:span text:style-name="T43">X </text:span><text:span text:style-name="T4">μιας καμπύλης δεν είναι ανάγκη να αποθηκευτούν καθώς δεν χρειάζονται. Οι διαδικασίες του </text:span><text:span text:style-name="T43">filtering, </text:span><text:span text:style-name="T4">του </text:span><text:span text:style-name="T43">minimax, </text:span><text:span text:style-name="T4">του </text:span><text:span text:style-name="T43">snap </text:span><text:span text:style-name="T4">χρησιμοποιουν τα </text:span><text:span text:style-name="T43">X </text:span><text:span text:style-name="T4">όπως οι αλγοριθμοι το απαιτούν ωστόσο τελικώς αυτά τα χ δεν αποθηκεύονται στις δομές.</text:span></text:p>
      <text:p text:style-name="P15"><text:span text:style-name="T4"><text:tab/></text:span><text:span text:style-name="T5">Να τονίσω οτι πλεόν θα βρείτε μια </text:span><text:span text:style-name="T44">main.cpp </text:span><text:span text:style-name="T5">στον κατάλογο η οποία με την εντολή </text:span><text:span text:style-name="T44">make search </text:span><text:span text:style-name="T5">κάνει το </text:span><text:span text:style-name="T44">compile </text:span><text:span text:style-name="T5">για να τρέξετε έπειτα τα </text:span></text:p>
      <text:p text:style-name="P15"><text:span text:style-name="T5">- </text:span><text:span text:style-name="T44">runlsh (</text:span><text:span text:style-name="T5">απλό </text:span><text:span text:style-name="T44">LSH)</text:span></text:p>
      <text:p text:style-name="P15"><text:span text:style-name="T44">- runhyper (</text:span><text:span text:style-name="T5">απλό </text:span><text:span text:style-name="T44">HYPER)</text:span></text:p>
      <text:p text:style-name="P15"><text:span text:style-name="T44">-runlshfrechetd (LSH </text:span><text:span text:style-name="T5">με </text:span><text:span text:style-name="T44">Discrete Frechet)</text:span></text:p>
      <text:p text:style-name="P15"><text:span text:style-name="T44">- </text:span><text:span text:style-name="T45">runlshfrechetc (LSH </text:span><text:span text:style-name="T6">με </text:span><text:span text:style-name="T45">Continuous Frechet</text:span><text:span text:style-name="T46">)</text:span></text:p>
      <text:p text:style-name="P15"><text:span text:style-name="T46"/></text:p>
      <text:p text:style-name="P15"><text:span text:style-name="T46"/></text:p>
      <text:p text:style-name="P15"><text:span text:style-name="T46"/></text:p>
      <text:p text:style-name="P15"><text:span text:style-name="T46"/></text:p>
      <text:h text:style-name="P4" text:outline-level="1"><text:soft-page-break/>LSH:</text:h>
      <text:p text:style-name="P16"><text:tab/><text:span text:style-name="T7">Όσον αφορά τον </text:span><text:span text:style-name="T47">lsh </text:span><text:span text:style-name="T7">αλγόριθμο, θα βρείτε τα αρχεία του στον κατάλογο </text:span><text:span text:style-name="T47">lsh. </text:span><text:span text:style-name="T7">Έχουμε διαγράψει αρκετό περιττό κώδικα από την 1η εργασία και πλέον ο κατάλογος περιέχει μονάχα τα αρχεία για το </text:span><text:span text:style-name="T47">hashTable </text:span><text:span text:style-name="T7">του </text:span><text:span text:style-name="T47">LSH </text:span><text:span text:style-name="T7">καθώς και μια τύπου “</text:span><text:span text:style-name="T47">main” </text:span><text:span text:style-name="T7">που λέγεται </text:span><text:span text:style-name="T47">lsh.cpp. </text:span><text:span text:style-name="T7">Αυτή η μέθοδος</text:span><text:span text:style-name="T47">, </text:span><text:span text:style-name="T7">καλείται από την </text:span><text:span text:style-name="T47">main.cpp </text:span><text:span text:style-name="T7">και έχει ως στόχο να αρχικοποιήσει τις δομές και να καλέσει τις κατάλληλες συναρτήσεις προκειμένου να τρέξουν οι 3 διαδικασίες του </text:span><text:span text:style-name="T47">LSH. </text:span></text:p>
      <text:p text:style-name="P17"><text:span text:style-name="T47"><text:tab/></text:span><text:span text:style-name="T8">Να αναφέρω σε αυτο το σημείο πως χειριζόμαστε τις καμπύλες χωρίς να διατηρούμε τα </text:span><text:span text:style-name="T48">X. </text:span><text:span text:style-name="T8">Αρχικά διαβάζοντας τις συζητήσεις του </text:span><text:span text:style-name="T48">eclass </text:span><text:span text:style-name="T8">βγήκε το συμπέρασμα οτι θα πρέπει να αποθηκεύουμε τις </text:span><text:span text:style-name="T48">original </text:span><text:span text:style-name="T8">καμπύλες. Αυτό μας οδήγησε στην συνειδητοποίηση οτι εφόσον η </text:span><text:span text:style-name="T48">original </text:span><text:span text:style-name="T8">καμπύλες θα ήταν της μορφής (1,</text:span><text:span text:style-name="T48">y1), (2, y2) … </text:span><text:span text:style-name="T8">τα Χ θα μπορούσαμε να τα προσθέτουμε όποτε θέλουμε χωρίς να τα αποθηκεύουμε καθώς οι τιμές τους ειναι το </text:span><text:span text:style-name="T48">index </text:span><text:span text:style-name="T8">του </text:span><text:span text:style-name="T48">y. </text:span><text:span text:style-name="T8">Έτσι λοιπόν, όταν ένα </text:span><text:span text:style-name="T48">query </text:span><text:span text:style-name="T8">ψάχνει για γείτονα και πρέπει να γίνει η διαδικασία του </text:span><text:span text:style-name="T48">DFD (discrete frechet distance) </text:span><text:span text:style-name="T9">αυτό που γίνεται είναι οτι, λαμβάνεται η καμπύλη από το </text:span><text:span text:style-name="T49">hashTable </text:span><text:span text:style-name="T9">η οποία περιέχει μόνο τα Υ, τις προστειθονται τα Χ από το 1 μέχρι και το τελευταίο </text:span><text:span text:style-name="T49">index, </text:span><text:span text:style-name="T9">και έπειτα μπορει να γίνει η διαδικασία του </text:span><text:span text:style-name="T49">DFD. </text:span></text:p>
      <text:p text:style-name="P17"><text:span text:style-name="T49"><text:tab/></text:span><text:span text:style-name="T9">Στο </text:span><text:span text:style-name="T49">snap </text:span><text:span text:style-name="T9">επίσης χρησιμοποιούμε τα Χ. Αρχικοποιούμε το </text:span><text:span text:style-name="T49">input curve </text:span><text:span text:style-name="T9">μας με </text:span><text:span text:style-name="T49">x </text:span><text:span text:style-name="T9">από 1 μέχρι και το τελευταίο </text:span><text:span text:style-name="T49">index </text:span><text:span text:style-name="T9">και του συμπεριφερόμαστε σαν να ήταν ένα κανονικό </text:span><text:span text:style-name="T49">curve </text:span><text:span text:style-name="T9">με </text:span><text:span text:style-name="T49">x, y </text:span><text:span text:style-name="T9">απλώς στο τέλος, αφού ληφθεί το </text:span><text:span text:style-name="T49">bucket </text:span><text:span text:style-name="T9">δεν κρατάμε καθόλου τα </text:span><text:span text:style-name="T49">X. </text:span><text:span text:style-name="T9">Να αναφέρω οτι το </text:span><text:span text:style-name="T49">snap </text:span><text:span text:style-name="T9">σαν συνάρτηση υλοποιεί και τη διαδικασία του </text:span><text:span text:style-name="T49">duplicate elimination </text:span><text:span text:style-name="T10">ενώ ακόμη κανουμε και το λεγόμενο </text:span><text:span text:style-name="T50">padding </text:span><text:span text:style-name="T11">όπου χρειάζεται. Τελικώς, μετά από </text:span><text:span text:style-name="T51">snap, duplicate elimination, pad </text:span><text:span text:style-name="T11">κανουμε το </text:span><text:span text:style-name="T51">insert </text:span><text:span text:style-name="T11">στο </text:span><text:span text:style-name="T51">hash table </text:span><text:span text:style-name="T11">δίνοντας την τελική καμπύλη και βρίσκοντας από αυτήν το </text:span><text:span text:style-name="T51">bucket </text:span><text:span text:style-name="T11">στο οποιο πρέπει η “καμπύλη” να μπει. </text:span><text:span text:style-name="T12">Για το </text:span><text:span text:style-name="T52">query </text:span><text:span text:style-name="T12">ακολουθούμε την ίδια διαδικασία, κάνοντας </text:span><text:span text:style-name="T52">snap, duplicate elimination </text:span><text:span text:style-name="T12">και </text:span><text:span text:style-name="T52">padding </text:span><text:span text:style-name="T12">ενώ στο τέλος πάμε με αυτές τις </text:span><text:span text:style-name="T52">modified </text:span><text:span text:style-name="T12">καμπύλες να βρουμε το </text:span><text:span text:style-name="T52">bucket </text:span><text:span text:style-name="T12">το οποίο θα μας δώσει τους πιθανούς γείτονες.</text:span></text:p>
      <text:p text:style-name="P18"><text:span text:style-name="T12"><text:tab/></text:span><text:span text:style-name="T13">Για τον </text:span><text:span text:style-name="T53">continuous Frechet, </text:span><text:span text:style-name="T13">εκτελούμε τις διαδικασιες του </text:span><text:span text:style-name="T53">filtering </text:span><text:span text:style-name="T13">και του </text:span><text:span text:style-name="T53">minima maxima </text:span><text:span text:style-name="T13">(το τελευταίο γίνεται αν δωθεί όρισμα “</text:span><text:span text:style-name="T60">continuous”</text:span><text:span text:style-name="T53"> </text:span><text:span text:style-name="T13">στη διαδικασία </text:span><text:span text:style-name="T53">snapping). </text:span><text:span text:style-name="T14">Ακόμη, καταφέραμε να συνδέ</text:span><text:span text:style-name="T15">σ</text:span><text:span text:style-name="T14">ουμε τον κώδικα μας με τον κώδικα από το </text:span><text:span text:style-name="T54">repository </text:span><text:span text:style-name="T14">τ</text:span><text:span text:style-name="T16">ου</text:span><text:span text:style-name="T55"> github.</text:span><text:span text:style-name="T16"> Συγκεκριμένα, </text:span><text:span text:style-name="T17">υπάρχει στο αρχίο</text:span><text:span text:style-name="T56"> helpers.cpp</text:span><text:span text:style-name="T17"> η διαδικασία</text:span><text:span text:style-name="T56"> CFD</text:span><text:span text:style-name="T17"> η οποία δεδομένων 2 καμπυλών, χρησιμοποιεί την</text:span><text:span text:style-name="T56"> </text:span><text:span text:style-name="T57">t</text:span><text:span text:style-name="T56">oRepoCurve</text:span><text:span text:style-name="T54"> </text:span><text:span text:style-name="T18">η οποία μετατρέπει </text:span><text:span text:style-name="T19">μια καμπύλης δική μας σε καμπύλη του </text:span><text:span text:style-name="T58">repository. </text:span><text:span text:style-name="T19">Έπειτα καλούνται οι απαραίτητες διαδικασίες προκειμένου να βρεθεί η απόσταση των 2 καμπυλών. </text:span><text:span text:style-name="T20">Να τονίσω οτι κάνουμε συγκρίσεις μεταξύ των </text:span><text:span text:style-name="T59">filtered </text:span><text:span text:style-name="T20">καμπυλών, τις οποίες και αποθηκευουμε στο </text:span><text:span text:style-name="T59">hashTable. </text:span><text:span text:style-name="T20">Αυτό γίνεται για να μειωθεί ο χρόνος εκτέλεσης ο οποίο</text:span><text:span text:style-name="T21">ς</text:span><text:span text:style-name="T20"> και πάλι είναι μεγάλος για αυτή τη διαδικασία.</text:span></text:p>
      <text:p text:style-name="P17"><text:span text:style-name="T20"><text:tab/></text:span></text:p>
      <text:h text:style-name="P5" text:outline-level="1"><text:soft-page-break/><text:span text:style-name="T38"/></text:h>
      <text:h text:style-name="P5" text:outline-level="1"><text:span text:style-name="T38"/></text:h>
      <text:h text:style-name="P5" text:outline-level="1"><text:span text:style-name="T38">Cluster:</text:span></text:h>
      <text:p text:style-name="P19"><text:span text:style-name="T61"><text:tab/></text:span><text:span text:style-name="T22">Όσον αφορά το 2ο μέρος της εργασίας, έγινε μεγάλη προσπάθεια να υλοποιηθούν τα ζητούμενα ωστόσο το αποτέλεσμα είναι κάπως χαοτικό. Οι</text:span><text:span text:style-name="T61"> LSH*, HyperCube*</text:span><text:span text:style-name="T22"> και</text:span><text:span text:style-name="T61"> Lloyd</text:span><text:span text:style-name="T22"> δουλεύουν όπως και στην 1η εργασία, έχει προστεθεί ο</text:span><text:span text:style-name="T61"> LSH Reverse Frechet</text:span><text:span text:style-name="T22"> ο οποίος ακολουθεί τη διαδικασία του</text:span><text:span text:style-name="T61"> LSH Frechet</text:span><text:span text:style-name="T22"> στο</text:span><text:span text:style-name="T61"> assignment</text:span><text:span text:style-name="T22"> ωστόσο ενώ έγινε προσπάθεια να δουλέψει και το</text:span><text:span text:style-name="T61"> mean curve</text:span><text:span text:style-name="T22"> τελικά αποδείχθηκε οτι δεν ηταν εφικτό. </text:span><text:span text:style-name="T23">Παρόλαυτα τις συναρτήσεις μπορείτε να τις βρείτε στο </text:span><text:span text:style-name="T62">helpers.cpp </text:span><text:span text:style-name="T23">(</text:span><text:span text:style-name="T62">meanCurve, meanFrechet, getOptimalTraversal) </text:span><text:span text:style-name="T23">οι οποίες ακολουθούν τις διαφάνειες αλλά κάπου χάνουν και τελικά το αποτέλεσμα είναι λάθος.</text:span></text:p>
      <text:p text:style-name="P20"><text:span text:style-name="T23"><text:tab/></text:span><text:span text:style-name="T24">Στον </text:span><text:span text:style-name="T63">cluster</text:span><text:span text:style-name="T24"> κατάλογο θα βρείτε ένα</text:span><text:span text:style-name="T63"> makeFile</text:span><text:span text:style-name="T24"> τα</text:span><text:span text:style-name="T63"> target</text:span><text:span text:style-name="T24"> του είναι τα:</text:span></text:p>
      <text:p text:style-name="P20"><text:span text:style-name="T24">- </text:span><text:span text:style-name="T63">make clusterprog</text:span><text:span text:style-name="T24"> για να φτιαχτελι το</text:span><text:span text:style-name="T63"> main</text:span><text:span text:style-name="T24"> προγραμμα.</text:span></text:p>
      <text:p text:style-name="P21"><text:span text:style-name="T24">-</text:span><text:span text:style-name="T63"> make runlsh</text:span><text:span text:style-name="T24"> για τον</text:span><text:span text:style-name="T63"> </text:span><text:span text:style-name="T64">reverse </text:span><text:span text:style-name="T63">lsh</text:span><text:span text:style-name="T24"> σε</text:span><text:span text:style-name="T63"> cluster</text:span><text:span text:style-name="T64">i</text:span><text:span text:style-name="T63">ng</text:span></text:p>
      <text:p text:style-name="P21"><text:span text:style-name="T64">- make runhyper </text:span><text:span text:style-name="T25">για </text:span><text:span text:style-name="T64">reverse hyper</text:span></text:p>
      <text:p text:style-name="P21"><text:span text:style-name="T64">- make runclassic </text:span><text:span text:style-name="T25">για </text:span><text:span text:style-name="T64">Lloyd</text:span></text:p>
      <text:p text:style-name="P21"><text:span text:style-name="T64">- make </text:span><text:span text:style-name="T65">run</text:span><text:span text:style-name="T66">lsh</text:span><text:span text:style-name="T65">frechet </text:span><text:span text:style-name="T26">για </text:span><text:span text:style-name="T67">Reverse LSH </text:span><text:span text:style-name="T26">με </text:span><text:span text:style-name="T67">frechet </text:span><text:span text:style-name="T27">αλλά οχι με με </text:span><text:span text:style-name="T68">mean curve</text:span></text:p>
      <text:p text:style-name="P21"><text:span text:style-name="T67"/></text:p>
      <text:p text:style-name="P11"><text:tab/>Ο κατάλογος <text:span text:style-name="T38">cluster </text:span>περιέχει <text:span text:style-name="T77">τα </text:span><text:span text:style-name="T69">main.cpp, cluster.cpp, checkcommandlinecluster.cpp.</text:span></text:p>
      <text:p text:style-name="P11"><text:span text:style-name="T69"/></text:p>
      <text:p text:style-name="P12">Υπάρχουν ακόμη οι κατάλογοι: </text:p>
      <text:p text:style-name="P13">- <text:span text:style-name="T38">importantStructs, </text:span>ο οποίος περιέχει κάποιες σημαντικές δομές που χρησιμοποιούνται σε όλο το πρόγραμμα</text:p>
      <text:p text:style-name="P12">- <text:span text:style-name="T70">helpers, </text:span><text:span text:style-name="T78">που περιέχει διάφορες </text:span><text:span text:style-name="T70">helper </text:span><text:span text:style-name="T78">συναρτήσεις</text:span></text:p>
      <text:p text:style-name="P12"/>
      <text:h text:style-name="P3" text:outline-level="1">Κάποια για το τέλος:</text:h>
      <text:p text:style-name="P22"><text:span text:style-name="T28"><text:tab/>Κλείνοντας θα ήθελα να μιλήσω λίγο για την υλοποίηση της εργασίας. Κατανοώ, προφανώς, οτι το γεγονός οτι δεν περιέχει κάποια </text:span><text:span text:style-name="T71">class curve </text:span><text:span text:style-name="T28">είναι κάπως άστοχο. Το πρόβλημα είναι οτι έγινε μια λάθος αντίληψη στο ξεκίνημα της εργασίας, για τη σημασία μιας τέτοιας κλάσσης με αποτέλεσμα να πορευτούμε χωρίς αυτή και τελικά να είναι αρκετά αργά για να αλλάξουμε όλον τον κώδικα. </text:span><text:span text:style-name="T29">Κοιτώντας πίσω σίγουρα θα την συμπεριλάμβανα παρολαυτα να αναφέρω οτι σε πρακτικό κομμάτι δεν με επηρέασε καθόλου μέχρι και την </text:span><text:span text:style-name="T72">mean_curve. </text:span><text:span text:style-name="T29">Οι διαδικασίες που θα χρησιμοποιούσαν ολοκληρωτικά μια δομή σαν την </text:span><text:span text:style-name="T72">curve, </text:span><text:span text:style-name="T29">κοινώς εκείνες που ασχολούνται και με τα </text:span><text:span text:style-name="T72">x </text:span><text:span text:style-name="T29">τελικά τα χρησιμοποιουν με πιο</text:span><text:span text:style-name="T72"> straigh-forward</text:span><text:span text:style-name="T29"> </text:span><text:span text:style-name="T30">και απλό </text:span><text:span text:style-name="T29">τροπο </text:span><text:span text:style-name="T30">(δηλαδή πέρνοντας την</text:span><text:span text:style-name="T73"> orignal</text:span><text:span text:style-name="T30"> και βάζοντας τα</text:span><text:span text:style-name="T73"> x</text:span><text:span text:style-name="T30"> να ακολουθούν το</text:span><text:span text:style-name="T73"> index, </text:span><text:span text:style-name="T32">τον οποίο και ακολουθούμε για </text:span><text:soft-page-break/><text:span text:style-name="T32">όσες διαδικασίες το απαιτούν</text:span><text:span text:style-name="T73">)</text:span><text:span text:style-name="T29"> με αποτέλεσμα η έλ</text:span><text:span text:style-name="T31">λ</text:span><text:span text:style-name="T29">ειψη μιας τέτοιας κλασης να μην καθιστά την υλοποίηση ενός τέτοιου αλγορίθμου </text:span><text:span text:style-name="T31">αδύνατη</text:span><text:span text:style-name="T29">. </text:span><text:span text:style-name="T31">Για να είμαι όμως ειλικρινής μας δυσκόλεψε αρκετά </text:span><text:span text:style-name="T33">όσο προχωρούσαμε</text:span><text:span text:style-name="T31"> και δεν θέλω να θεωρηθεί οτι είχα</text:span><text:span text:style-name="T33">με</text:span><text:span text:style-name="T31"> άγνοια για τη σημασία της. </text:span><text:span text:style-name="T34">Τέλος να αναφέρω πως δεν </text:span><text:span text:style-name="T35">έχουμε ασχοληθεί με την αποδέσμευση της μνήμης. </text:span></text:p>
      <text:p text:style-name="P23"><text:span text:style-name="T31"><text:tab/></text:span><text:span text:style-name="T35">Κλείνοντας θα ήθελα να εκφράσω και την αγανάκτηση μου για τη συγκεκριμένη εργασία. Δύσκολα</text:span><text:span text:style-name="T74"> concepts </text:span><text:span text:style-name="T35">όπως και θα έπρεπε αλλά πολύ λίγος χρόνος</text:span><text:span text:style-name="T36"> για να γίνουν αυτά κατανοητά </text:span><text:span text:style-name="T37">ενώ πολύ μικρή κατανόηση από τους υπεύθυνους για το φόρτο εργασίας που υπάρχει στη σχολή</text:span><text:span text:style-name="T36">.</text:span></text:p>
      <text:p text:style-name="P23"><text:span text:style-name="T36"/></text:p>
      <text:p text:style-name="P23"><text:span text:style-name="T37">Ευχαριστώ.</text:span><text:span text:style-name="T36"> </text:span><text:span text:style-name="T35"><text:s/></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0T21:33:16.753000000</meta:creation-date>
    <dc:date>2021-12-20T22:43:09.581000000</dc:date>
    <meta:editing-duration>PT1H9M12S</meta:editing-duration>
    <meta:editing-cycles>70</meta:editing-cycles>
    <meta:generator>LibreOffice/7.1.2.2$Windows_X86_64 LibreOffice_project/8a45595d069ef5570103caea1b71cc9d82b2aae4</meta:generator>
    <meta:document-statistic meta:table-count="0" meta:image-count="0" meta:object-count="0" meta:page-count="4" meta:paragraph-count="38" meta:word-count="1044" meta:character-count="6525" meta:non-whitespace-character-count="5496"/>
  </office:meta>
</office:document-meta>
</file>